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0.4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09"/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visibility="collapse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Bit 1</text:p>
          </table:table-cell>
          <table:table-cell office:value-type="string" calcext:value-type="string">
            <text:p>Bit 2</text:p>
          </table:table-cell>
          <table:table-cell office:value-type="string" calcext:value-type="string">
            <text:p>Bit 3</text:p>
          </table:table-cell>
          <table:table-cell office:value-type="string" calcext:value-type="string">
            <text:p>Bit 4</text:p>
          </table:table-cell>
          <table:table-cell office:value-type="string" calcext:value-type="string">
            <text:p>Bit 5</text:p>
          </table:table-cell>
          <table:table-cell office:value-type="string" calcext:value-type="string">
            <text:p>Bit 6</text:p>
          </table:table-cell>
          <table:table-cell office:value-type="string" calcext:value-type="string">
            <text:p>Bit 7</text:p>
          </table:table-cell>
          <table:table-cell office:value-type="string" calcext:value-type="string">
            <text:p>Bit 8</text:p>
          </table:table-cell>
          <table:table-cell office:value-type="string" calcext:value-type="string">
            <text:p>Bit 9</text:p>
          </table:table-cell>
          <table:table-cell office:value-type="string" calcext:value-type="string">
            <text:p>Bit 10</text:p>
          </table:table-cell>
          <table:table-cell/>
          <table:table-cell table:style-name="Default" office:value-type="string" calcext:value-type="string">
            <text:p>BIN</text:p>
          </table:table-cell>
          <table:table-cell table:style-name="Default"/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LED 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" calcext:value-type="float">
            <text:p>0000000101</text:p>
          </table:table-cell>
          <table:table-cell table:formula="of:=SUMPRODUCT(--MID([.M2];LEN([.M2])+1-ROW(INDIRECT(&quot;1:&quot;&amp;LEN([.M2])));1);(2^(ROW(INDIRECT(&quot;1:&quot;&amp;LEN([.M2])))-1)))"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D 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10" calcext:value-type="float">
            <text:p>0000001010</text:p>
          </table:table-cell>
          <table:table-cell table:formula="of:=SUMPRODUCT(--MID([.M3];LEN([.M3])+1-ROW(INDIRECT(&quot;1:&quot;&amp;LEN([.M3])));1);(2^(ROW(INDIRECT(&quot;1:&quot;&amp;LEN([.M3])))-1)))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D 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00" calcext:value-type="float">
            <text:p>0000010100</text:p>
          </table:table-cell>
          <table:table-cell table:formula="of:=SUMPRODUCT(--MID([.M4];LEN([.M4])+1-ROW(INDIRECT(&quot;1:&quot;&amp;LEN([.M4])));1);(2^(ROW(INDIRECT(&quot;1:&quot;&amp;LEN([.M4])))-1)))"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ED 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1000" calcext:value-type="float">
            <text:p>0000101000</text:p>
          </table:table-cell>
          <table:table-cell table:formula="of:=SUMPRODUCT(--MID([.M5];LEN([.M5])+1-ROW(INDIRECT(&quot;1:&quot;&amp;LEN([.M5])));1);(2^(ROW(INDIRECT(&quot;1:&quot;&amp;LEN([.M5])))-1)))"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ED 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10000" calcext:value-type="float">
            <text:p>0001010000</text:p>
          </table:table-cell>
          <table:table-cell table:formula="of:=SUMPRODUCT(--MID([.M6];LEN([.M6])+1-ROW(INDIRECT(&quot;1:&quot;&amp;LEN([.M6])));1);(2^(ROW(INDIRECT(&quot;1:&quot;&amp;LEN([.M6])))-1)))" office:value-type="float" office:value="-80" calcext:value-type="float">
            <text:p>-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LED 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100000" calcext:value-type="float">
            <text:p>0010100000</text:p>
          </table:table-cell>
          <table:table-cell table:formula="of:=SUMPRODUCT(--MID([.M7];LEN([.M7])+1-ROW(INDIRECT(&quot;1:&quot;&amp;LEN([.M7])));1);(2^(ROW(INDIRECT(&quot;1:&quot;&amp;LEN([.M7])))-1)))" office:value-type="float" office:value="-160" calcext:value-type="float">
            <text:p>-1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LED 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01000000" calcext:value-type="float">
            <text:p>0101000000</text:p>
          </table:table-cell>
          <table:table-cell table:formula="of:=SUMPRODUCT(--MID([.M8];LEN([.M8])+1-ROW(INDIRECT(&quot;1:&quot;&amp;LEN([.M8])));1);(2^(ROW(INDIRECT(&quot;1:&quot;&amp;LEN([.M8])))-1)))" office:value-type="float" office:value="-320" calcext:value-type="float">
            <text:p>-32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LED 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010000000" calcext:value-type="float">
            <text:p>1010000000</text:p>
          </table:table-cell>
          <table:table-cell table:formula="of:=SUMPRODUCT(--MID([.M9];LEN([.M9])+1-ROW(INDIRECT(&quot;1:&quot;&amp;LEN([.M9])));1);(2^(ROW(INDIRECT(&quot;1:&quot;&amp;LEN([.M9])))-1)))" office:value-type="float" office:value="-640" calcext:value-type="float">
            <text:p>-64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string" calcext:value-type="string">
            <text:p>LED 9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0000000011</text:p>
          </table:table-cell>
          <table:table-cell table:formula="of:=SUMPRODUCT(--MID([.M10];LEN([.M10])+1-ROW(INDIRECT(&quot;1:&quot;&amp;LEN([.M10])));1);(2^(ROW(INDIRECT(&quot;1:&quot;&amp;LEN([.M10])))-1)))"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ED 1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0000000110</text:p>
          </table:table-cell>
          <table:table-cell table:formula="of:=SUMPRODUCT(--MID([.M11];LEN([.M11])+1-ROW(INDIRECT(&quot;1:&quot;&amp;LEN([.M11])));1);(2^(ROW(INDIRECT(&quot;1:&quot;&amp;LEN([.M11])))-1)))"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ED 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0" calcext:value-type="float">
            <text:p>0000001100</text:p>
          </table:table-cell>
          <table:table-cell table:formula="of:=SUMPRODUCT(--MID([.M12];LEN([.M12])+1-ROW(INDIRECT(&quot;1:&quot;&amp;LEN([.M12])));1);(2^(ROW(INDIRECT(&quot;1:&quot;&amp;LEN([.M12])))-1)))"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ED 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1000" calcext:value-type="float">
            <text:p>0000011000</text:p>
          </table:table-cell>
          <table:table-cell table:formula="of:=SUMPRODUCT(--MID([.M13];LEN([.M13])+1-ROW(INDIRECT(&quot;1:&quot;&amp;LEN([.M13])));1);(2^(ROW(INDIRECT(&quot;1:&quot;&amp;LEN([.M13])))-1)))" office:value-type="float" office:value="-24" calcext:value-type="float">
            <text:p>-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ED 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0000" calcext:value-type="float">
            <text:p>0000110000</text:p>
          </table:table-cell>
          <table:table-cell table:formula="of:=SUMPRODUCT(--MID([.M14];LEN([.M14])+1-ROW(INDIRECT(&quot;1:&quot;&amp;LEN([.M14])));1);(2^(ROW(INDIRECT(&quot;1:&quot;&amp;LEN([.M14])))-1)))" office:value-type="float" office:value="-48" calcext:value-type="float">
            <text:p>-4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LED 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100000" calcext:value-type="float">
            <text:p>0001100000</text:p>
          </table:table-cell>
          <table:table-cell table:formula="of:=SUMPRODUCT(--MID([.M15];LEN([.M15])+1-ROW(INDIRECT(&quot;1:&quot;&amp;LEN([.M15])));1);(2^(ROW(INDIRECT(&quot;1:&quot;&amp;LEN([.M15])))-1)))" office:value-type="float" office:value="-96" calcext:value-type="float">
            <text:p>-9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ED 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1000000" calcext:value-type="float">
            <text:p>0011000000</text:p>
          </table:table-cell>
          <table:table-cell table:formula="of:=SUMPRODUCT(--MID([.M16];LEN([.M16])+1-ROW(INDIRECT(&quot;1:&quot;&amp;LEN([.M16])));1);(2^(ROW(INDIRECT(&quot;1:&quot;&amp;LEN([.M16])))-1)))" office:value-type="float" office:value="-192" calcext:value-type="float">
            <text:p>-19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LED 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10000000" calcext:value-type="float">
            <text:p>0110000000</text:p>
          </table:table-cell>
          <table:table-cell table:formula="of:=SUMPRODUCT(--MID([.M17];LEN([.M17])+1-ROW(INDIRECT(&quot;1:&quot;&amp;LEN([.M17])));1);(2^(ROW(INDIRECT(&quot;1:&quot;&amp;LEN([.M17])))-1)))" office:value-type="float" office:value="-384" calcext:value-type="float">
            <text:p>-38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formula="of:=COUNTIF([.B2:.B17];1)" office:value-type="float" office:value="1" calcext:value-type="float">
            <text:p>1</text:p>
          </table:table-cell>
          <table:table-cell table:formula="of:=COUNTIF([.C2:.C17];1)" office:value-type="float" office:value="2" calcext:value-type="float">
            <text:p>2</text:p>
          </table:table-cell>
          <table:table-cell table:formula="of:=COUNTIF([.D2:.D17];1)" office:value-type="float" office:value="4" calcext:value-type="float">
            <text:p>4</text:p>
          </table:table-cell>
          <table:table-cell table:formula="of:=COUNTIF([.E2:.E17];1)" office:value-type="float" office:value="4" calcext:value-type="float">
            <text:p>4</text:p>
          </table:table-cell>
          <table:table-cell table:formula="of:=COUNTIF([.F2:.F17];1)" office:value-type="float" office:value="4" calcext:value-type="float">
            <text:p>4</text:p>
          </table:table-cell>
          <table:table-cell table:formula="of:=COUNTIF([.G2:.G17];1)" office:value-type="float" office:value="4" calcext:value-type="float">
            <text:p>4</text:p>
          </table:table-cell>
          <table:table-cell table:formula="of:=COUNTIF([.H2:.H17];1)" office:value-type="float" office:value="4" calcext:value-type="float">
            <text:p>4</text:p>
          </table:table-cell>
          <table:table-cell table:formula="of:=COUNTIF([.I2:.I17];1)" office:value-type="float" office:value="4" calcext:value-type="float">
            <text:p>4</text:p>
          </table:table-cell>
          <table:table-cell table:formula="of:=COUNTIF([.J2:.J17];1)" office:value-type="float" office:value="3" calcext:value-type="float">
            <text:p>3</text:p>
          </table:table-cell>
          <table:table-cell table:formula="of:=COUNTIF([.K2:.K17];1)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urrent Draw</text:p>
          </table:table-cell>
          <table:table-cell table:style-name="ce1" table:formula="of:=[.B18]*20" office:value-type="float" office:value="20" calcext:value-type="float">
            <text:p>20ma</text:p>
          </table:table-cell>
          <table:table-cell table:style-name="ce1" table:formula="of:=[.C18]*20" office:value-type="float" office:value="40" calcext:value-type="float">
            <text:p>40ma</text:p>
          </table:table-cell>
          <table:table-cell table:style-name="ce1" table:formula="of:=[.D18]*20" office:value-type="float" office:value="80" calcext:value-type="float">
            <text:p>80ma</text:p>
          </table:table-cell>
          <table:table-cell table:style-name="ce1" table:formula="of:=[.E18]*20" office:value-type="float" office:value="80" calcext:value-type="float">
            <text:p>80ma</text:p>
          </table:table-cell>
          <table:table-cell table:style-name="ce1" table:formula="of:=[.F18]*20" office:value-type="float" office:value="80" calcext:value-type="float">
            <text:p>80ma</text:p>
          </table:table-cell>
          <table:table-cell table:style-name="ce1" table:formula="of:=[.G18]*20" office:value-type="float" office:value="80" calcext:value-type="float">
            <text:p>80ma</text:p>
          </table:table-cell>
          <table:table-cell table:style-name="ce1" table:formula="of:=[.H18]*20" office:value-type="float" office:value="80" calcext:value-type="float">
            <text:p>80ma</text:p>
          </table:table-cell>
          <table:table-cell table:style-name="ce1" table:formula="of:=[.I18]*20" office:value-type="float" office:value="80" calcext:value-type="float">
            <text:p>80ma</text:p>
          </table:table-cell>
          <table:table-cell table:style-name="ce1" table:formula="of:=[.J18]*20" office:value-type="float" office:value="60" calcext:value-type="float">
            <text:p>60ma</text:p>
          </table:table-cell>
          <table:table-cell table:style-name="ce1" table:formula="of:=[.K18]*20" office:value-type="float" office:value="40" calcext:value-type="float">
            <text:p>40ma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1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ime to Complete Cycl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illiseconds</text:p>
          </table:table-cell>
          <table:table-cell table:number-columns-repeated="9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Ds</text:p>
          </table:table-cell>
          <table:table-cell office:value-type="float" office:value="16" calcext:value-type="float">
            <text:p>16</text:p>
          </table:table-cell>
          <table:table-cell table:number-columns-repeated="10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Bits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ime per LED</text:p>
          </table:table-cell>
          <table:table-cell table:formula="of:=[.B21]/[.B22]" office:value-type="float" office:value="31.25" calcext:value-type="float">
            <text:p>31.25</text:p>
          </table:table-cell>
          <table:table-cell table:number-columns-repeated="10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elay Between Bits</text:p>
          </table:table-cell>
          <table:table-cell table:formula="of:=[.B24]/[.B23]" office:value-type="float" office:value="3.125" calcext:value-type="float">
            <text:p>3.125</text:p>
          </table:table-cell>
          <table:table-cell table:number-columns-repeated="10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"/>
      <number:text>ma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0:23:18.063917889</meta:creation-date>
    <dc:date>2018-08-28T09:50:20.155275051</dc:date>
    <meta:editing-duration>PT12H36M10S</meta:editing-duration>
    <meta:editing-cycles>3</meta:editing-cycles>
    <meta:generator>LibreOffice/6.0.3.2$Linux_X86_64 LibreOffice_project/00m0$Build-2</meta:generator>
    <meta:document-statistic meta:table-count="1" meta:cell-count="269" meta:object-count="0"/>
  </office:meta>
</office:document-meta>
</file>